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68d" officeooo:paragraph-rsid="0014168d"/>
    </style:style>
    <style:style style:name="P2" style:family="paragraph" style:parent-style-name="Standard">
      <style:text-properties officeooo:rsid="0015fa4e" officeooo:paragraph-rsid="0015fa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y this baseline:</text:p>
      <text:p text:style-name="P1"><text:a xlink:type="simple" xlink:href="https://www.fidelitydigitalassets.com/sites/g/files/djuvja3256/files/acquiadam/FDA%20Ethereum%20Coin%20Report%2012-06.pdf" text:style-name="Internet_20_link" text:visited-style-name="Visited_20_Internet_20_Link">https://www.fidelitydigitalassets.com/sites/g/files/djuvja3256/files/acquiadam/FDA%20Ethereum%20Coin%20Report%2012-06.pdf</text:a></text:p>
      <text:p text:style-name="P1"/>
      <text:p text:style-name="P1">Since PoS going from Transation to Blobs:</text:p>
      <text:p text:style-name="P1"><text:a xlink:type="simple" xlink:href="https://arxiv.org/html/2411.03892v3?utm_source=chatgpt.com" text:style-name="Internet_20_link" text:visited-style-name="Visited_20_Internet_20_Link">https://arxiv.org/html/2411.03892v3?utm_source=chatgpt.com</text:a></text:p>
      <text:p text:style-name="P1"/>
      <text:p text:style-name="P2">What is layer 2?</text:p>
      <text:p text:style-name="P1">https://ethereum.org/layer-2/learn/?utm_source=chatgpt.co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6T17:43:11.171941397</meta:creation-date>
    <meta:generator>LibreOffice/24.2.7.2$Linux_X86_64 LibreOffice_project/420$Build-2</meta:generator>
    <dc:date>2025-10-26T22:01:13.491906095</dc:date>
    <meta:editing-duration>PT6M47S</meta:editing-duration>
    <meta:editing-cycles>1</meta:editing-cycles>
    <meta:document-statistic meta:table-count="0" meta:image-count="0" meta:object-count="0" meta:page-count="1" meta:paragraph-count="6" meta:word-count="17" meta:character-count="312" meta:non-whitespace-character-count="301"/>
  </office:meta>
</office:document-meta>
</file>